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4B30000388E0000388EE6F770176F5FBE6C.svg" manifest:media-type="image/svg+xml"/>
  <manifest:file-entry manifest:full-path="Pictures/1000020100000223000002236F258E9ADCF6C691.png" manifest:media-type="image/png"/>
  <manifest:file-entry manifest:full-path="Pictures/10000201000002230000022335273967011957C5.png" manifest:media-type="image/png"/>
  <manifest:file-entry manifest:full-path="Pictures/1000020100000223000002234BD18A1E5A8B2846.png" manifest:media-type="image/png"/>
  <manifest:file-entry manifest:full-path="Pictures/100006440000388E0000388E90979D33B9E4FC40.svg" manifest:media-type="image/svg+xml"/>
  <manifest:file-entry manifest:full-path="Pictures/100005A10000388E0000388E2149C88DC00CAC51.svg" manifest:media-type="image/svg+xml"/>
  <manifest:file-entry manifest:full-path="Pictures/10000B710000388E0000388E9A9413E9987EF458.svg" manifest:media-type="image/svg+xml"/>
  <manifest:file-entry manifest:full-path="Pictures/1000020100000223000002239AB9EDD3410460AA.png" manifest:media-type="image/png"/>
  <manifest:file-entry manifest:full-path="Pictures/100006CE0000388E0000388E4C762CFD240A8E10.svg" manifest:media-type="image/svg+xml"/>
  <manifest:file-entry manifest:full-path="Pictures/1000020100000222000002224DA1CE59455A4EAC.png" manifest:media-type="image/png"/>
  <manifest:file-entry manifest:full-path="Pictures/100005740000387200003872BBAD0E918D74AEFE.svg" manifest:media-type="image/svg+xml"/>
  <manifest:file-entry manifest:full-path="Pictures/1000057A000038720000387227BFB2261994A122.svg" manifest:media-type="image/svg+xml"/>
  <manifest:file-entry manifest:full-path="Pictures/100003F80000388E0000388E1B6DFBFCF619B55E.svg" manifest:media-type="image/svg+xml"/>
  <manifest:file-entry manifest:full-path="Pictures/10000201000002220000022269090DEBC3FFAD58.png" manifest:media-type="image/png"/>
  <manifest:file-entry manifest:full-path="Pictures/100002010000022300000223A6562B57C6CA4041.png" manifest:media-type="image/png"/>
  <manifest:file-entry manifest:full-path="Pictures/10000201000002230000022302324D9C407C12C1.png" manifest:media-type="image/png"/>
  <manifest:file-entry manifest:full-path="Pictures/100002010000022300000223CB1BAACCB3B6906C.png" manifest:media-type="image/png"/>
  <manifest:file-entry manifest:full-path="Pictures/1000040A0000388E0000388EBA8B45A6C3F91C6E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Lato Regular" svg:font-family="'Lato Regular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style:font-name="Liberation Sans" fo:font-size="9pt" fo:language="es" fo:country="MX" officeooo:rsid="001c30a9" officeooo:paragraph-rsid="001c30a9" style:font-size-asian="9pt" style:font-size-complex="9pt"/>
    </style:style>
    <style:style style:name="P2" style:family="paragraph" style:parent-style-name="Footer">
      <style:paragraph-properties fo:text-align="start" style:justify-single-word="false"/>
      <style:text-properties style:font-name="Liberation Sans" fo:font-size="9pt" fo:language="es" fo:country="MX" style:text-underline-style="none" officeooo:rsid="001c30a9" officeooo:paragraph-rsid="001c30a9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0pt" fo:language="es" fo:country="MX" style:text-underline-style="none" officeooo:rsid="0006a6fd" officeooo:paragraph-rsid="0006a6fd" style:font-size-asian="10pt" style:font-size-complex="10pt"/>
    </style:style>
    <style:style style:name="P4" style:family="paragraph" style:parent-style-name="Standard">
      <style:text-properties style:font-name="Liberation Sans" fo:font-size="10pt" fo:language="es" fo:country="MX" style:text-underline-style="none" officeooo:rsid="0006a6fd" officeooo:paragraph-rsid="0006a6fd" style:font-size-asian="10pt" style:font-size-complex="10pt"/>
    </style:style>
    <style:style style:name="P5" style:family="paragraph" style:parent-style-name="Standard">
      <style:text-properties style:font-name="Liberation Sans" fo:font-size="10pt" fo:language="es" fo:country="MX" style:text-underline-style="none" officeooo:rsid="000cd104" officeooo:paragraph-rsid="000cd104" style:font-size-asian="10pt" style:font-size-complex="10pt"/>
    </style:style>
    <style:style style:name="P6" style:family="paragraph" style:parent-style-name="Standard">
      <style:text-properties style:font-name="Liberation Sans" fo:font-size="10pt" fo:language="es" fo:country="MX" style:text-underline-style="none" officeooo:rsid="00084e60" officeooo:paragraph-rsid="00084e60" style:font-size-asian="10pt" style:font-size-complex="10pt"/>
    </style:style>
    <style:style style:name="P7" style:family="paragraph" style:parent-style-name="Standard">
      <style:text-properties style:font-name="Liberation Sans" fo:font-size="10pt" fo:language="es" fo:country="MX" style:text-underline-style="none" officeooo:rsid="00a94763" officeooo:paragraph-rsid="00a94763" style:font-size-asian="10pt" style:font-size-complex="10pt"/>
    </style:style>
    <style:style style:name="P8" style:family="paragraph" style:parent-style-name="Standard">
      <style:text-properties style:font-name="Liberation Sans" fo:font-size="10pt" fo:language="es" fo:country="MX" style:text-underline-style="none" officeooo:rsid="00ae1ca7" officeooo:paragraph-rsid="00ae1ca7" style:font-size-asian="10pt" style:font-size-complex="10pt"/>
    </style:style>
    <style:style style:name="P9" style:family="paragraph" style:parent-style-name="Standard">
      <style:text-properties style:font-name="Liberation Sans" fo:font-size="10pt" fo:language="es" fo:country="MX" style:text-underline-style="none" fo:font-weight="bold" officeooo:rsid="00084e60" officeooo:paragraph-rsid="00084e60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Liberation Sans" fo:font-size="10pt" fo:language="es" fo:country="MX" style:text-underline-style="none" fo:font-weight="bold" officeooo:rsid="000cd104" officeooo:paragraph-rsid="000cd10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fo:language="es" fo:country="MX" style:text-underline-style="none" officeooo:rsid="00a2ab50" officeooo:paragraph-rsid="00a2ab50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fo:language="es" fo:country="MX" style:text-underline-style="none" officeooo:rsid="0006a6fd" officeooo:paragraph-rsid="0006a6fd" style:font-size-asian="12pt" style:font-size-complex="12pt"/>
    </style:style>
    <style:style style:name="P13" style:family="paragraph" style:parent-style-name="Standard">
      <style:text-properties style:font-name="Liberation Sans" fo:font-size="9pt" fo:language="es" fo:country="MX" fo:font-style="italic" style:text-underline-style="none" officeooo:rsid="00084e60" officeooo:paragraph-rsid="00084e60" style:font-size-asian="9pt" style:font-style-asian="italic" style:font-size-complex="9pt" style:font-style-complex="italic"/>
    </style:style>
    <style:style style:name="P14" style:family="paragraph" style:parent-style-name="Standard">
      <style:text-properties style:font-name="Liberation Sans" fo:font-size="9pt" fo:language="es" fo:country="MX" fo:font-style="italic" style:text-underline-style="none" officeooo:rsid="000cd104" officeooo:paragraph-rsid="000cd104" style:font-size-asian="9pt" style:font-style-asian="italic" style:font-size-complex="9pt" style:font-style-complex="italic"/>
    </style:style>
    <style:style style:name="P15" style:family="paragraph" style:parent-style-name="Standard">
      <style:text-properties style:font-name="Liberation Sans" fo:font-size="9pt" fo:language="es" fo:country="MX" style:text-underline-style="none" officeooo:rsid="000cd104" officeooo:paragraph-rsid="000cd104" style:font-size-asian="9pt" style:font-size-complex="9pt"/>
    </style:style>
    <style:style style:name="P16" style:family="paragraph" style:parent-style-name="Standard">
      <style:text-properties style:font-name="Liberation Sans" fo:font-size="9pt" fo:language="es" fo:country="MX" style:text-underline-style="none" officeooo:rsid="00b97c0a" officeooo:paragraph-rsid="00b97c0a" style:font-size-asian="9pt" style:font-size-complex="9pt"/>
    </style:style>
    <style:style style:name="P17" style:family="paragraph" style:parent-style-name="Standard">
      <style:paragraph-properties fo:text-align="center" style:justify-single-word="false"/>
      <style:text-properties fo:color="#000099" style:font-name="FreeSerif" fo:font-size="40pt" fo:language="es" fo:country="MX" style:text-underline-style="none" officeooo:rsid="0006a6fd" officeooo:paragraph-rsid="0006a6fd" style:font-size-asian="40pt" style:font-size-complex="40pt"/>
    </style:style>
    <style:style style:name="P18" style:family="paragraph" style:parent-style-name="Standard">
      <style:paragraph-properties fo:text-align="start" style:justify-single-word="false"/>
      <style:text-properties fo:color="#000099" style:font-name="Liberation Sans" fo:font-size="12pt" fo:language="es" fo:country="MX" style:text-underline-style="none" officeooo:rsid="0006a6fd" officeooo:paragraph-rsid="0006a6fd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color="#000099" style:font-name="Liberation Sans" fo:font-size="12pt" fo:language="es" fo:country="MX" style:text-underline-style="none" officeooo:rsid="000cd104" officeooo:paragraph-rsid="000cd104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fo:color="#000099" style:font-name="Liberation Sans" fo:font-size="12pt" fo:language="es" fo:country="MX" style:text-underline-style="none" officeooo:rsid="000cd104" officeooo:paragraph-rsid="000cd104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color="#000099" style:font-name="Liberation Sans" fo:font-size="12pt" fo:language="es" fo:country="MX" style:text-underline-style="none" fo:font-weight="normal" officeooo:rsid="00084e60" officeooo:paragraph-rsid="00084e60" style:font-size-asian="12pt" style:font-weight-asian="normal" style:font-size-complex="12pt" style:font-weight-complex="normal"/>
    </style:style>
    <style:style style:name="P22" style:family="paragraph" style:parent-style-name="Standard" style:master-page-name="Standard">
      <style:paragraph-properties style:page-number="auto"/>
      <style:text-properties style:font-name="Liberation Sans" fo:font-size="10pt" fo:language="es" fo:country="MX" style:text-underline-style="none" officeooo:rsid="0006a6fd" officeooo:paragraph-rsid="0006a6fd" style:font-size-asian="10pt" style:font-size-complex="10pt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Liberation Sans" fo:font-size="10pt" fo:language="es" fo:country="MX" style:text-underline-style="none" officeooo:rsid="006addd9" officeooo:paragraph-rsid="0076f56d" style:font-size-asian="10pt" style:font-size-complex="10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Liberation Sans" fo:font-size="10pt" fo:language="es" fo:country="MX" style:text-underline-style="none" officeooo:rsid="00a5a553" officeooo:paragraph-rsid="0076f56d" style:font-size-asian="10pt" style:font-size-complex="10pt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Liberation Sans" fo:font-size="10pt" fo:language="es" fo:country="MX" style:text-underline-style="none" officeooo:rsid="00a5a553" officeooo:paragraph-rsid="00a5a553" style:font-size-asian="10pt" style:font-size-complex="10pt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Liberation Sans" fo:font-size="10pt" fo:language="es" fo:country="MX" style:text-underline-style="none" officeooo:rsid="000cd104" officeooo:paragraph-rsid="0076f56d" style:font-size-asian="10pt" style:font-size-complex="10pt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Liberation Sans" fo:font-size="10pt" fo:language="es" fo:country="MX" style:text-underline-style="none" officeooo:rsid="000cd104" officeooo:paragraph-rsid="00778cf9" style:font-size-asian="10pt" style:font-size-complex="10pt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Liberation Sans" fo:font-size="10pt" fo:language="es" fo:country="MX" style:text-underline-style="none" officeooo:rsid="000cd104" officeooo:paragraph-rsid="000cd104" style:font-size-asian="10pt" style:font-size-complex="10pt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Liberation Sans" fo:font-size="10pt" fo:language="es" fo:country="MX" style:text-underline-style="none" officeooo:rsid="006bc306" officeooo:paragraph-rsid="006bc306" style:font-size-asian="10pt" style:font-size-complex="10pt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Liberation Sans" fo:font-size="10pt" fo:language="es" fo:country="MX" style:text-underline-style="none" officeooo:rsid="00159baf" officeooo:paragraph-rsid="00159baf" style:font-size-asian="10pt" style:font-size-complex="10pt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Liberation Sans" fo:font-size="10pt" fo:language="es" fo:country="MX" style:text-underline-style="none" officeooo:rsid="0071da90" officeooo:paragraph-rsid="0071da90" style:font-size-asian="10pt" style:font-size-complex="10pt"/>
    </style:style>
    <style:style style:name="P32" style:family="paragraph" style:parent-style-name="Standard" style:list-style-name="L2">
      <style:text-properties style:font-name="Liberation Sans" fo:font-size="10pt" fo:language="es" fo:country="MX" style:text-underline-style="none" officeooo:rsid="00a94763" officeooo:paragraph-rsid="00a94763" style:font-size-asian="10pt" style:font-size-complex="10pt"/>
    </style:style>
    <style:style style:name="P33" style:family="paragraph" style:parent-style-name="Standard" style:list-style-name="L3">
      <style:text-properties style:font-name="Liberation Sans" fo:font-size="10pt" fo:language="es" fo:country="MX" style:text-underline-style="none" officeooo:rsid="00a94763" officeooo:paragraph-rsid="00a94763" style:font-size-asian="10pt" style:font-size-complex="10pt"/>
    </style:style>
    <style:style style:name="P34" style:family="paragraph" style:parent-style-name="Standard" style:list-style-name="L4">
      <style:text-properties style:font-name="Liberation Sans" fo:font-size="10pt" fo:language="es" fo:country="MX" style:text-underline-style="none" officeooo:rsid="00a94763" officeooo:paragraph-rsid="00a94763" style:font-size-asian="10pt" style:font-size-complex="10pt"/>
    </style:style>
    <style:style style:name="P35" style:family="paragraph" style:parent-style-name="Standard" style:list-style-name="L5">
      <style:text-properties style:font-name="Liberation Sans" fo:font-size="10pt" fo:language="es" fo:country="MX" style:text-underline-style="none" officeooo:rsid="00a94763" officeooo:paragraph-rsid="00a94763" style:font-size-asian="10pt" style:font-size-complex="10pt"/>
    </style:style>
    <style:style style:name="P36" style:family="paragraph" style:parent-style-name="Standard" style:list-style-name="L6">
      <style:text-properties style:font-name="Liberation Sans" fo:font-size="10pt" fo:language="es" fo:country="MX" style:text-underline-style="none" officeooo:rsid="00a94763" officeooo:paragraph-rsid="00a94763" style:font-size-asian="10pt" style:font-size-complex="10pt"/>
    </style:style>
    <style:style style:name="P37" style:family="paragraph" style:parent-style-name="Standard" style:list-style-name="L7">
      <style:text-properties style:font-name="Liberation Sans" fo:font-size="10pt" fo:language="es" fo:country="MX" style:text-underline-style="none" officeooo:rsid="00a94763" officeooo:paragraph-rsid="00a94763" style:font-size-asian="10pt" style:font-size-complex="10pt"/>
    </style:style>
    <style:style style:name="P38" style:family="paragraph" style:parent-style-name="Standard">
      <style:text-properties style:font-name="Liberation Sans" fo:font-size="10pt" fo:language="es" fo:country="MX" style:text-underline-style="none" officeooo:rsid="00a94763" officeooo:paragraph-rsid="00a94763" style:font-size-asian="10pt" style:font-size-complex="10pt"/>
    </style:style>
    <style:style style:name="P39" style:family="paragraph" style:parent-style-name="Standard">
      <style:text-properties fo:color="#000099" style:font-name="Liberation Sans" fo:font-size="12pt" fo:language="es" fo:country="MX" style:text-underline-style="none" fo:font-weight="normal" officeooo:rsid="00084e60" officeooo:paragraph-rsid="0006a6fd" style:font-size-asian="12pt" style:font-weight-asian="normal" style:font-size-complex="12pt" style:font-weight-complex="normal"/>
    </style:style>
    <style:style style:name="P40" style:family="paragraph">
      <loext:graphic-properties draw:fill="solid" draw:fill-color="#d9d9d9"/>
      <style:paragraph-properties fo:text-align="start"/>
    </style:style>
    <style:style style:name="P41" style:family="paragraph">
      <loext:graphic-properties draw:fill="solid" draw:fill-color="#a6a6a6"/>
      <style:paragraph-properties fo:text-align="start"/>
    </style:style>
    <style:style style:name="P42" style:family="paragraph">
      <loext:graphic-properties draw:fill="solid" draw:fill-color="#ffffff"/>
      <style:paragraph-properties fo:text-align="start"/>
    </style:style>
    <style:style style:name="P43" style:family="paragraph">
      <loext:graphic-properties draw:fill="none"/>
      <style:paragraph-properties fo:text-align="start"/>
    </style:style>
    <style:style style:name="P44" style:family="paragraph">
      <loext:graphic-properties draw:fill="solid" draw:fill-color="#000099"/>
      <style:paragraph-properties fo:text-align="start"/>
    </style:style>
    <style:style style:name="P45" style:family="paragraph">
      <style:paragraph-properties fo:margin-top="0cm" fo:margin-bottom="0cm" fo:line-height="100%" fo:text-align="center"/>
    </style:style>
    <style:style style:name="P46" style:family="paragraph">
      <loext:graphic-properties draw:fill="none"/>
      <style:paragraph-properties fo:margin-top="0cm" fo:margin-bottom="0cm" fo:line-height="100%" fo:text-align="center"/>
      <style:text-properties style:font-name="FreeSerif" fo:font-style="normal" style:font-style-asian="normal" style:font-style-complex="normal"/>
    </style:style>
    <style:style style:name="T1" style:family="text">
      <style:text-properties officeooo:rsid="00159baf"/>
    </style:style>
    <style:style style:name="T2" style:family="text">
      <style:text-properties officeooo:rsid="00a2ab50"/>
    </style:style>
    <style:style style:name="T3" style:family="text">
      <style:text-properties officeooo:rsid="00a43039"/>
    </style:style>
    <style:style style:name="T4" style:family="text">
      <style:text-properties officeooo:rsid="00a5a007"/>
    </style:style>
    <style:style style:name="T5" style:family="text">
      <style:text-properties officeooo:rsid="00a5a553"/>
    </style:style>
    <style:style style:name="T6" style:family="text">
      <style:text-properties officeooo:rsid="00a71d42"/>
    </style:style>
    <style:style style:name="T7" style:family="text">
      <style:text-properties officeooo:rsid="00a8e03e"/>
    </style:style>
    <style:style style:name="T8" style:family="text">
      <style:text-properties officeooo:rsid="00a94763"/>
    </style:style>
    <style:style style:name="T9" style:family="text">
      <style:text-properties officeooo:rsid="00aca5e8"/>
    </style:style>
    <style:style style:name="T10" style:family="text">
      <style:text-properties officeooo:rsid="00b06993"/>
    </style:style>
    <style:style style:name="T11" style:family="text">
      <style:text-properties officeooo:rsid="00b239aa"/>
    </style:style>
    <style:style style:name="T12" style:family="text">
      <style:text-properties officeooo:rsid="00b378ff"/>
    </style:style>
    <style:style style:name="T13" style:family="text">
      <style:text-properties officeooo:rsid="00b548dd"/>
    </style:style>
    <style:style style:name="T14" style:family="text">
      <style:text-properties officeooo:rsid="000cd104"/>
    </style:style>
    <style:style style:name="T15" style:family="text">
      <style:text-properties officeooo:rsid="00b72254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FreeSerif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bottom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.026cm" draw:fill="solid" draw:fill-color="#d9d9d9" draw:textarea-vertical-align="middle" draw:auto-grow-height="false" draw:fit-to-size="false" fo:min-height="1.65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draw:fill="solid" draw:fill-color="#a6a6a6" draw:textarea-vertical-align="middle" draw:auto-grow-height="false" draw:fit-to-size="false" fo:min-height="0.38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026cm" draw:fill="solid" draw:fill-color="#ffffff" draw:textarea-vertical-align="middle" draw:auto-grow-height="false" draw:fit-to-size="false" fo:min-height="2.215cm" fo:min-width="1.961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/>
    </style:style>
    <style:style style:name="gr5" style:family="graphic">
      <style:graphic-properties draw:stroke="solid" svg:stroke-width="0.053cm" svg:stroke-color="#a6a6a6" draw:fill="none" draw:textarea-vertical-align="middle" draw:auto-grow-height="false" draw:fit-to-size="false" fo:min-height="1.993cm" fo:min-width="1.739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/>
    </style:style>
    <style:style style:name="gr6" style:family="graphic">
      <style:graphic-properties draw:stroke="none" svg:stroke-width="0.026cm" draw:fill="solid" draw:fill-color="#000099" draw:textarea-vertical-align="middle" draw:auto-grow-height="false" draw:fit-to-size="false" fo:min-height="1.619cm" fo:min-width="1.365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fo:min-height="1.653cm" fo:min-width="2.143cm" fo:padding-top="0.127cm" fo:padding-bottom="0.127cm" fo:padding-left="0.254cm" fo:padding-right="0.254cm" fo:wrap-option="wrap" style:run-through="foreground"/>
    </style:style>
    <style:style style:name="gr8" style:family="graphic">
      <style:graphic-properties draw:stroke="none" svg:stroke-width="0.026cm" draw:fill="solid" draw:fill-color="#d9d9d9" draw:textarea-vertical-align="middle" draw:auto-grow-height="false" draw:fit-to-size="false" fo:min-height="0.13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custom-shape text:anchor-type="paragraph" draw:z-index="0" draw:name="Rectangle 53" draw:style-name="gr1" draw:text-style-name="P40" svg:width="20.991cm" svg:height="1.904cm" svg:x="-1.683cm" svg:y="-0.83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Rectangle 52" draw:style-name="gr2" draw:text-style-name="P41" svg:width="20.991cm" svg:height="0.634cm" svg:x="-1.683cm" svg:y="1.22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10" draw:style-name="gr3"><draw:custom-shape draw:name="Oval 50" draw:style-name="gr4" draw:text-style-name="P42" svg:width="3.493cm" svg:height="3.493cm" svg:x="7.017cm" svg:y="-1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49" draw:style-name="gr5" draw:text-style-name="P43" svg:width="3.176cm" svg:height="3.176cm" svg:x="7.14cm" svg:y="-0.843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48" draw:style-name="gr6" draw:text-style-name="P44" svg:width="2.647cm" svg:height="2.647cm" svg:x="7.405cm" svg:y="-0.563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Text Box 32" draw:style-name="gr7" draw:text-style-name="P46" svg:width="2.65cm" svg:height="1.906cm" svg:x="7.474cm" svg:y="-0.331cm"><text:p text:style-name="P45"><text:span text:style-name="T16">EP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text:anchor-type="paragraph" draw:z-index="11" draw:name="Rectangle 51" draw:style-name="gr8" draw:text-style-name="P40" svg:width="20.991cm" svg:height="0.384cm" svg:x="-1.683cm" svg:y="26.3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7"><draw:custom-shape text:anchor-type="paragraph" draw:z-index="12" draw:name="Rectangle 51" draw:style-name="gr8" draw:text-style-name="P40" svg:width="20.991cm" svg:height="0.384cm" svg:x="-1.683cm" svg:y="-0.23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liel Parra</text:p>
      <text:p text:style-name="P11">GERENTE DE PROYECTO</text:p>
      <text:p text:style-name="P12"/>
      <text:p text:style-name="P3"/>
      <text:p text:style-name="P18"><draw:frame draw:style-name="fr2" draw:name="Imagen5" text:anchor-type="paragraph" svg:width="0.7cm" svg:height="0.7cm" draw:z-index="13"><draw:image xlink:href="Pictures/1000040A0000388E0000388EBA8B45A6C3F91C6E.svg" xlink:type="simple" xlink:show="embed" xlink:actuate="onLoad"/><draw:image xlink:href="Pictures/1000020100000223000002239AB9EDD3410460AA.png" xlink:type="simple" xlink:show="embed" xlink:actuate="onLoad"/></draw:frame> <text:span text:style-name="T2">PERFIL</text:span></text:p>
      <text:p text:style-name="P4"/>
      <text:p text:style-name="P8">Gerente de proyecto con experiencia comprobada liderando proyectos de ingeniería de software grandes, complejos y de alto impacto <text:span text:style-name="T10">a través de la coordinación de</text:span> equipos globalmente distribuidos.</text:p>
      <text:p text:style-name="P8"/>
      <text:p text:style-name="P8">He manejado de forma exitosa todas las fases de los proyectos, desde la concepción e iniciación hasta el soporte operativo y cierre, consistentemente entregando resultados de <text:span text:style-name="T10">gran</text:span> calidad y superando las expectativas.</text:p>
      <text:p text:style-name="P8"/>
      <text:p text:style-name="P8">Experto en la construcción de equipos de alto desempeño, resolución de crisis <text:span text:style-name="T10">e</text:span> integración de áreas técnicas y de negocio. Apoyándome en <text:span text:style-name="T10">mi</text:span> amplia experiencia técnica e importante<text:span text:style-name="T10">s</text:span> habilidades interpersonales.</text:p>
      <text:p text:style-name="P4"/>
      <text:p text:style-name="P4"/>
      <text:p text:style-name="P19"><draw:frame draw:style-name="fr3" draw:name="Imagen6" text:anchor-type="paragraph" svg:width="0.7cm" svg:height="0.7cm" draw:z-index="14"><draw:image xlink:href="Pictures/100005A10000388E0000388E2149C88DC00CAC51.svg" xlink:type="simple" xlink:show="embed" xlink:actuate="onLoad"/><draw:image xlink:href="Pictures/1000020100000223000002234BD18A1E5A8B2846.png" xlink:type="simple" xlink:show="embed" xlink:actuate="onLoad"/></draw:frame> <text:span text:style-name="T2">HABILIDADES</text:span></text:p>
      <text:p text:style-name="P5"/>
      <text:section text:style-name="Sect2" text:name="Sección1">
        <text:list xml:id="list8572603043496492748" text:style-name="L1">
          <text:list-item>
            <text:p text:style-name="P23"><text:span text:style-name="T6">Agile</text:span> <text:span text:style-name="T5">y Waterfall</text:span>.</text:p>
          </text:list-item>
          <text:list-item>
            <text:p text:style-name="P24">Construcción de equipos.</text:p>
          </text:list-item>
          <text:list-item>
            <text:p text:style-name="P25">Gestión del cambio.</text:p>
          </text:list-item>
          <text:list-item>
            <text:p text:style-name="P26"><text:span text:style-name="T5">Comunicación efectiva</text:span>.</text:p>
          </text:list-item>
          <text:list-item>
            <text:p text:style-name="P25">Desarrollo de negocios.</text:p>
          </text:list-item>
          <text:list-item>
            <text:p text:style-name="P27">E-commerce.</text:p>
          </text:list-item>
          <text:list-item>
            <text:p text:style-name="P25">Desarrollo de software.</text:p>
          </text:list-item>
          <text:list-item>
            <text:p text:style-name="P25">S<text:span text:style-name="T10">i</text:span>stemas distribuidos.</text:p>
          </text:list-item>
          <text:list-item>
            <text:p text:style-name="P28">PHP, <text:span text:style-name="T1">Python y </text:span>JavaScript.</text:p>
          </text:list-item>
          <text:list-item>
            <text:p text:style-name="P29">MySQL <text:span text:style-name="T7">y</text:span> PostgreSQL.</text:p>
            <text:p text:style-name="P28"/>
          </text:list-item>
          <text:list-item>
            <text:p text:style-name="P28">Git.</text:p>
          </text:list-item>
          <text:list-item>
            <text:p text:style-name="P30">JIRA.</text:p>
          </text:list-item>
          <text:list-item>
            <text:p text:style-name="P28">Microsoft Excel.</text:p>
          </text:list-item>
          <text:list-item>
            <text:p text:style-name="P31"><text:span text:style-name="T5">Inglés</text:span> <text:span text:style-name="T5">fluido</text:span>.</text:p>
          </text:list-item>
          <text:list-item>
            <text:p text:style-name="P31"><text:span text:style-name="T5">Español</text:span> <text:span text:style-name="T5">nativo</text:span>.</text:p>
          </text:list-item>
        </text:list>
      </text:section>
      <text:p text:style-name="P39"/>
      <text:p text:style-name="P21"><draw:frame draw:style-name="fr3" draw:name="Imagen7" text:anchor-type="paragraph" svg:width="0.7cm" svg:height="0.7cm" draw:z-index="15"><draw:image xlink:href="Pictures/100006440000388E0000388E90979D33B9E4FC40.svg" xlink:type="simple" xlink:show="embed" xlink:actuate="onLoad"/><draw:image xlink:href="Pictures/10000201000002230000022335273967011957C5.png" xlink:type="simple" xlink:show="embed" xlink:actuate="onLoad"/></draw:frame> <text:span text:style-name="T2">EXPERIENCIA PROFESIONAL</text:span></text:p>
      <text:p text:style-name="P6"/>
      <text:p text:style-name="P9"><text:span text:style-name="T4">Gerente de Proyecto</text:span> | Groupon</text:p>
      <text:p text:style-name="P13">Santiago, Chile | <text:span text:style-name="T4">septiembre</text:span> 2013 – <text:span text:style-name="T4">febrero 2017</text:span></text:p>
      <text:p text:style-name="P6"/>
      <text:p text:style-name="P7">Liderar proyectos de ingeniería de software a través de la coordinación de equipos multidisciplinarios y globalmente distribuidos con la finalidad servir a usuarios en más de 35 países.</text:p>
      <text:p text:style-name="P6"/>
      <text:p text:style-name="P6"><text:span text:style-name="T8">Principales logros</text:span>:</text:p>
      <text:p text:style-name="P6"/>
      <text:p text:style-name="P7">Transformación de la plataforma de ventas de Latinoamérica:</text:p>
      <text:list xml:id="list7876700108313662394" text:style-name="L2">
        <text:list-item>
          <text:p text:style-name="P32"><text:span text:style-name="T11">Unificar </text:span>las aplicaciones locales y globales de front-end en una arquitectura basada en Node.js.</text:p>
        </text:list-item>
        <text:list-item>
          <text:p text:style-name="P32"><text:span text:style-name="T11">Incrementar</text:span> las ventas en el rango de US$100.000+.</text:p>
        </text:list-item>
        <text:list-item>
          <text:p text:style-name="P32">Simplificar los procesos operativos proveyendo resultados más consistentes.</text:p>
        </text:list-item>
        <text:list-item>
          <text:p text:style-name="P32">Mejorar la usabilidad de las aplicaciones de cara al usuario.</text:p>
        </text:list-item>
      </text:list>
      <text:p text:style-name="P6"/>
      <text:p text:style-name="P7">Migración de la plataforma técnica de EMEA (Europa, Medio Oriente <text:span text:style-name="T12">y África</text:span>):</text:p>
      <text:list xml:id="list5760446287304018243" text:style-name="L3">
        <text:list-item>
          <text:p text:style-name="P33">Migrar todas las aplicaciones de front-end y los servicios de soporte a un nuevo data center.</text:p>
        </text:list-item>
        <text:list-item>
          <text:p text:style-name="P33">Disminuir los costos operativos en el rango de US$10.000.000+.</text:p>
        </text:list-item>
        <text:list-item>
          <text:p text:style-name="P33">Aumentar la rapidez y confiabilidad de las aplicaciones de front-end.</text:p>
        </text:list-item>
      </text:list>
      <text:p text:style-name="P7"/>
      <text:p text:style-name="P7"><text:soft-page-break/>Construcción de la plataforma de geo-redundacia de EEUU:</text:p>
      <text:list xml:id="list7789957639430927315" text:style-name="L4">
        <text:list-item>
          <text:p text:style-name="P34">Replicar todos los servicios y aplicaciones de Groupon en el nuevo data center de geo-redundancia.</text:p>
        </text:list-item>
        <text:list-item>
          <text:p text:style-name="P34">Incrementar la confiabilidad y capacidad de recuperación de los sistemas.</text:p>
        </text:list-item>
        <text:list-item>
          <text:p text:style-name="P34">Garantizar la continuidad operativa de los sistemas.</text:p>
        </text:list-item>
        <text:list-item>
          <text:p text:style-name="P34">Mejorar los procesos de deploy y recuperación.</text:p>
        </text:list-item>
      </text:list>
      <text:p text:style-name="P6"/>
      <text:p text:style-name="P10"><text:span text:style-name="T4">Ingeniero de Desarrollo de Software</text:span> | Groupon</text:p>
      <text:p text:style-name="P14">Santiago, Chile | <text:span text:style-name="T4">diciembre</text:span> 2012 – <text:span text:style-name="T4">septiembre</text:span> 2013</text:p>
      <text:p text:style-name="P5"/>
      <text:p text:style-name="P7">Desarrollar, como parte del equipo, la nueva plataforma tecnológica y construir herramienta<text:span text:style-name="T13">s</text:span> para el soporte a las distintas áreas de<text:span text:style-name="T13">l</text:span> negocio en 7 países.</text:p>
      <text:p text:style-name="P5"/>
      <text:p text:style-name="P7">Principales logros:</text:p>
      <text:p text:style-name="P5"/>
      <text:p text:style-name="P7">Mejora de la plataforma de ventas de Latinoamérica:</text:p>
      <text:list xml:id="list3873171682585584266" text:style-name="L5">
        <text:list-item>
          <text:p text:style-name="P35">Incrementar la oferta de productos y servicios 5x.</text:p>
        </text:list-item>
        <text:list-item>
          <text:p text:style-name="P35">Incrementar la satisfacción de los usuarios externos.</text:p>
        </text:list-item>
        <text:list-item>
          <text:p text:style-name="P35">Incrementar la velocidad y confiabilidad de las aplicaciones de front-end.</text:p>
        </text:list-item>
      </text:list>
      <text:p text:style-name="P5"/>
      <text:p text:style-name="P7"><draw:custom-shape text:anchor-type="paragraph" draw:z-index="16" draw:name="Rectangle 51" draw:style-name="gr8" draw:text-style-name="P40" svg:width="20.991cm" svg:height="0.384cm" svg:x="-1.683cm" svg:y="20.67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esarrollo de herramientas para el soporte operativo<text:span text:style-name="T14">:</text:span></text:p>
      <text:list xml:id="list8261822577289345080" text:style-name="L6">
        <text:list-item>
          <text:p text:style-name="P36">Simplificar los procesos operativos en marketing y ventas.</text:p>
        </text:list-item>
        <text:list-item>
          <text:p text:style-name="P36">Mejorar la confiabilidad del envío de campañas de marketing <text:span text:style-name="T13">por email.</text:span></text:p>
        </text:list-item>
      </text:list>
      <text:p text:style-name="P5"/>
      <text:p text:style-name="P10"><text:span text:style-name="T4">Desarrollador de Software</text:span> | Rialfi Consulting</text:p>
      <text:p text:style-name="P14">Caracas, Venezuela | <text:span text:style-name="T4">junio</text:span> 2011 – <text:span text:style-name="T4">diciembre</text:span> 2012</text:p>
      <text:p text:style-name="P5"/>
      <text:p text:style-name="P7">Construir, como parte del equipo, una herramienta de desarrollo rápido de aplicaciones y un sistema gubernamental de alcance nacional para el control y auditoría de los cuerpos de policía.</text:p>
      <text:p text:style-name="P5"/>
      <text:p text:style-name="P5"><text:span text:style-name="T8">Principales logros</text:span>:</text:p>
      <text:p text:style-name="P5"/>
      <text:list xml:id="list4752071998197528619" text:style-name="L7">
        <text:list-item>
          <text:p text:style-name="P37">Construir un equipo de desarrollo de alto desempeño utilizando Scrum y XP.</text:p>
        </text:list-item>
        <text:list-item>
          <text:p text:style-name="P37">Construir una herramienta de desarrollo rápido de aplicaciones utilizando PHP, JavaScript y PostgreSQL.</text:p>
        </text:list-item>
        <text:list-item>
          <text:p text:style-name="P37">Desarrollar un sistema de gestión e información para la transparencia de todos los cuerpos de policía en Venezuela.</text:p>
        </text:list-item>
      </text:list>
      <text:p text:style-name="P5"/>
      <text:p text:style-name="P10"><text:span text:style-name="T4">Desarrollador de Software</text:span> | Game Control Systems</text:p>
      <text:p text:style-name="P14">Caracas, Venezuela | <text:span text:style-name="T4">marzo</text:span> 2008 - <text:span text:style-name="T4">junio</text:span> 2010</text:p>
      <text:p text:style-name="P5"/>
      <text:p text:style-name="P7">Investigar sobre nuevas herramientas para el desarrollo de aplicaciones, creación de una base de conocimiento y desarrollo de un ERP <text:span text:style-name="T15">para un grupo de casinos.</text:span></text:p>
      <text:p text:style-name="P5"/>
      <text:p text:style-name="P20"/>
      <text:p text:style-name="P19"><draw:frame draw:style-name="fr3" draw:name="Imagen8" text:anchor-type="paragraph" svg:width="0.7cm" svg:height="0.7cm" draw:z-index="17"><draw:image xlink:href="Pictures/100004B30000388E0000388EE6F770176F5FBE6C.svg" xlink:type="simple" xlink:show="embed" xlink:actuate="onLoad"/><draw:image xlink:href="Pictures/1000020100000223000002236F258E9ADCF6C691.png" xlink:type="simple" xlink:show="embed" xlink:actuate="onLoad"/></draw:frame> <text:span text:style-name="T2">EDUCACIÓN</text:span></text:p>
      <text:p text:style-name="P5"/>
      <text:p text:style-name="P10"><text:span text:style-name="T3">Ingeniería Informática</text:span> | Universidad Católica Andrés Bello</text:p>
      <text:p text:style-name="P14">Caracas, Venezuela | 2006</text:p>
      <text:p text:style-name="P5"/>
      <text:p text:style-name="P5"><text:span text:style-name="T2">Completado</text:span> <text:span text:style-name="T9">el </text:span>70% <text:span text:style-name="T2">para el título de Ingeniero Informático</text:span>.</text:p>
      <text:p text:style-name="P5"/>
      <text:p text:style-name="P20"/>
      <text:p text:style-name="P19"><draw:frame draw:style-name="fr3" draw:name="Imagen9" text:anchor-type="paragraph" svg:width="0.7cm" svg:height="0.7cm" draw:z-index="18"><draw:image xlink:href="Pictures/100006CE0000388E0000388E4C762CFD240A8E10.svg" xlink:type="simple" xlink:show="embed" xlink:actuate="onLoad"/><draw:image xlink:href="Pictures/10000201000002230000022302324D9C407C12C1.png" xlink:type="simple" xlink:show="embed" xlink:actuate="onLoad"/></draw:frame> <text:span text:style-name="T2">REFERENCIAS</text:span></text:p>
      <text:p text:style-name="P5"/>
      <text:section text:style-name="Sect2" text:name="Sección2">
        <text:p text:style-name="P5">Juan García</text:p>
        <text:p text:style-name="P15">juangarcia@groupon.com</text:p>
        <text:p text:style-name="P5">Thiago Costa</text:p>
        <text:p text:style-name="P15">thiago@arroadie.com</text:p>
        <text:p text:style-name="P16">Wil Álvarez</text:p>
        <text:p text:style-name="P16">wil.alvarez@groupon.com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Lato Regular" svg:font-family="'Lato Regular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draw:stroke-dash draw:name="Dash_20_1" draw:display-name="Dash 1" draw:style="round" draw:dots1="1" draw:dots1-length="88%" draw:distance="88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s" fo:country="MX" style:letter-kerning="true" style:font-name-asian="ＭＳ 明朝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2pt" fo:language="es" fo:country="MX" style:letter-kerning="true" style:font-name-asian="ＭＳ 明朝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" fo:font-family="Times" style:font-family-generic="roman" style:font-pitch="variable" fo:font-size="10pt" style:font-size-asian="10pt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color="#78be5c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2" style:display-name="ListLabel 22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3" style:display-name="ListLabel 23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4" style:display-name="ListLabel 24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5" style:display-name="ListLabel 25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6" style:display-name="ListLabel 26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7" style:display-name="ListLabel 27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8" style:display-name="ListLabel 2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9" style:display-name="ListLabel 29" style:family="text">
      <style:text-properties style:font-name="Lato Regular" fo:font-family="'Lato Regular'" style:font-family-generic="roman" style:font-pitch="variable" fo:font-size="11pt" fo:font-weight="bold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39" style:display-name="ListLabel 39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3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iberation Sans" fo:font-size="9pt" fo:language="es" fo:country="MX" officeooo:rsid="001c30a9" officeooo:paragraph-rsid="001c30a9" style:font-size-asian="9pt" style:font-size-complex="9pt"/>
    </style:style>
    <style:style style:name="MP2" style:family="paragraph" style:parent-style-name="Footer">
      <style:paragraph-properties fo:text-align="start" style:justify-single-word="false"/>
      <style:text-properties style:font-name="Liberation Sans" fo:font-size="9pt" fo:language="es" fo:country="MX" style:text-underline-style="none" officeooo:rsid="001c30a9" officeooo:paragraph-rsid="001c30a9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page-layout style:name="Mpm1">
      <style:page-layout-properties fo:page-width="21.59cm" fo:page-height="27.94cm" style:num-format="1" style:print-orientation="portrait" fo:margin-top="1.499cm" fo:margin-bottom="1cm" fo:margin-left="2cm" fo:margin-right="2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section text:style-name="MSect1" text:name="Sección3">
          <text:p text:style-name="MP1"><draw:frame draw:style-name="Mfr1" draw:name="Imagen1" text:anchor-type="paragraph" svg:x="0.861cm" svg:y="-0.34cm" svg:width="0.6cm" svg:height="0.6cm" draw:z-index="2"><draw:image xlink:href="Pictures/100005740000387200003872BBAD0E918D74AEFE.svg" xlink:type="simple" xlink:show="embed" xlink:actuate="onLoad"/><draw:image xlink:href="Pictures/1000020100000222000002224DA1CE59455A4EAC.png" xlink:type="simple" xlink:show="embed" xlink:actuate="onLoad"/></draw:frame></text:p>
          <text:p text:style-name="MP1">Santiago, Chile</text:p>
          <text:p text:style-name="MP2"><draw:frame draw:style-name="Mfr1" draw:name="Imagen2" text:anchor-type="paragraph" svg:x="0.96cm" svg:y="-0.34cm" svg:width="0.6cm" svg:height="0.6cm" draw:z-index="4"><draw:image xlink:href="Pictures/10000B710000388E0000388E9A9413E9987EF458.svg" xlink:type="simple" xlink:show="embed" xlink:actuate="onLoad"/><draw:image xlink:href="Pictures/100002010000022300000223CB1BAACCB3B6906C.png" xlink:type="simple" xlink:show="embed" xlink:actuate="onLoad"/></draw:frame></text:p>
          <text:p text:style-name="MP1">+56 9 5725 5187</text:p>
          <text:p text:style-name="MP1"><draw:frame draw:style-name="Mfr1" draw:name="Imagen3" text:anchor-type="paragraph" svg:x="1.161cm" svg:y="-0.34cm" svg:width="0.6cm" svg:height="0.6cm" draw:z-index="6"><draw:image xlink:href="Pictures/1000057A000038720000387227BFB2261994A122.svg" xlink:type="simple" xlink:show="embed" xlink:actuate="onLoad"/><draw:image xlink:href="Pictures/10000201000002220000022269090DEBC3FFAD58.png" xlink:type="simple" xlink:show="embed" xlink:actuate="onLoad"/></draw:frame></text:p>
          <text:p text:style-name="MP1">elielparra@gmail.com</text:p>
          <text:p text:style-name="MP1"><draw:frame draw:style-name="Mfr1" draw:name="Imagen4" text:anchor-type="paragraph" svg:x="1.48cm" svg:y="-0.34cm" svg:width="0.6cm" svg:height="0.6cm" draw:z-index="8"><draw:image xlink:href="Pictures/100003F80000388E0000388E1B6DFBFCF619B55E.svg" xlink:type="simple" xlink:show="embed" xlink:actuate="onLoad"/><draw:image xlink:href="Pictures/100002010000022300000223A6562B57C6CA4041.png" xlink:type="simple" xlink:show="embed" xlink:actuate="onLoad"/></draw:frame></text:p>
          <text:p text:style-name="MP1">linkedin.com/in/eliel-parra/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el Parra</meta:initial-creator>
    <meta:editing-cycles>147</meta:editing-cycles>
    <meta:print-date>2016-12-04T17:00:00</meta:print-date>
    <meta:creation-date>2016-12-04T17:00:00</meta:creation-date>
    <dc:date>2017-03-22T00:00:02.656137200</dc:date>
    <meta:editing-duration>PT4H43M17S</meta:editing-duration>
    <meta:generator>LibreOffice/5.1.6.2$Linux_X86_64 LibreOffice_project/10m0$Build-2</meta:generator>
    <meta:document-statistic meta:table-count="0" meta:image-count="9" meta:object-count="0" meta:page-count="2" meta:paragraph-count="78" meta:word-count="617" meta:character-count="4095" meta:non-whitespace-character-count="3582"/>
    <meta:user-defined meta:name="AppVersion">14.0000</meta:user-defined>
    <meta:user-defined meta:name="Company">Group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